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6ea" officeooo:paragraph-rsid="0002a6ea"/>
    </style:style>
    <style:style style:name="P2" style:family="paragraph" style:parent-style-name="Standard">
      <style:paragraph-properties fo:text-align="center" style:justify-single-word="false"/>
      <style:text-properties officeooo:rsid="0002a6ea" officeooo:paragraph-rsid="0003bd09"/>
    </style:style>
    <style:style style:name="P3" style:family="paragraph" style:parent-style-name="Standard">
      <style:paragraph-properties fo:text-align="justify" style:justify-single-word="false"/>
      <style:text-properties officeooo:rsid="0003bd09" officeooo:paragraph-rsid="0003bd09"/>
    </style:style>
    <style:style style:name="P4" style:family="paragraph" style:parent-style-name="Standard">
      <style:paragraph-properties fo:text-align="center" style:justify-single-word="false"/>
      <style:text-properties officeooo:rsid="0003bd09" officeooo:paragraph-rsid="00385013"/>
    </style:style>
    <style:style style:name="P5" style:family="paragraph" style:parent-style-name="Standard">
      <style:paragraph-properties fo:text-align="center" style:justify-single-word="false"/>
      <style:text-properties officeooo:rsid="0003bd09" officeooo:paragraph-rsid="0038eddb"/>
    </style:style>
    <style:style style:name="P6" style:family="paragraph" style:parent-style-name="Standard">
      <style:paragraph-properties fo:text-align="justify" style:justify-single-word="false"/>
      <style:text-properties officeooo:rsid="00051fc1" officeooo:paragraph-rsid="00051fc1"/>
    </style:style>
    <style:style style:name="P7" style:family="paragraph" style:parent-style-name="Standard">
      <style:paragraph-properties fo:text-align="justify" style:justify-single-word="false"/>
      <style:text-properties officeooo:rsid="00062c57" officeooo:paragraph-rsid="00062c57"/>
    </style:style>
    <style:style style:name="P8" style:family="paragraph" style:parent-style-name="Standard">
      <style:paragraph-properties fo:text-align="justify" style:justify-single-word="false"/>
      <style:text-properties officeooo:rsid="00062c57" officeooo:paragraph-rsid="00380357"/>
    </style:style>
    <style:style style:name="P9" style:family="paragraph" style:parent-style-name="Standard">
      <style:paragraph-properties fo:text-align="justify" style:justify-single-word="false"/>
      <style:text-properties officeooo:rsid="00077663" officeooo:paragraph-rsid="00077663"/>
    </style:style>
    <style:style style:name="P10" style:family="paragraph" style:parent-style-name="Standard">
      <style:paragraph-properties fo:text-align="justify" style:justify-single-word="false"/>
      <style:text-properties officeooo:rsid="000885f5" officeooo:paragraph-rsid="000885f5"/>
    </style:style>
    <style:style style:name="P11" style:family="paragraph" style:parent-style-name="Standard">
      <style:paragraph-properties fo:text-align="justify" style:justify-single-word="false"/>
      <style:text-properties officeooo:rsid="000a19e9" officeooo:paragraph-rsid="000a19e9"/>
    </style:style>
    <style:style style:name="P12" style:family="paragraph" style:parent-style-name="Standard">
      <style:paragraph-properties fo:text-align="end" style:justify-single-word="false"/>
      <style:text-properties fo:font-style="italic" officeooo:rsid="0003bd09" officeooo:paragraph-rsid="0003bd09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officeooo:rsid="000bd2a7" officeooo:paragraph-rsid="000bd2a7"/>
    </style:style>
    <style:style style:name="P14" style:family="paragraph" style:parent-style-name="Standard">
      <style:paragraph-properties fo:text-align="justify" style:justify-single-word="false"/>
      <style:text-properties officeooo:rsid="000bd2a7" officeooo:paragraph-rsid="000c2470"/>
    </style:style>
    <style:style style:name="P15" style:family="paragraph" style:parent-style-name="Standard">
      <style:paragraph-properties fo:text-align="justify" style:justify-single-word="false"/>
      <style:text-properties officeooo:rsid="000d6430" officeooo:paragraph-rsid="000d6430"/>
    </style:style>
    <style:style style:name="P16" style:family="paragraph" style:parent-style-name="Standard">
      <style:paragraph-properties fo:text-align="justify" style:justify-single-word="false"/>
      <style:text-properties officeooo:rsid="000f1720" officeooo:paragraph-rsid="000f1720"/>
    </style:style>
    <style:style style:name="P17" style:family="paragraph" style:parent-style-name="Standard">
      <style:paragraph-properties fo:text-align="justify" style:justify-single-word="false"/>
      <style:text-properties officeooo:rsid="000f1720" officeooo:paragraph-rsid="00311008"/>
    </style:style>
    <style:style style:name="P18" style:family="paragraph" style:parent-style-name="Standard">
      <style:paragraph-properties fo:text-align="justify" style:justify-single-word="false"/>
      <style:text-properties officeooo:rsid="001033b5" officeooo:paragraph-rsid="001033b5"/>
    </style:style>
    <style:style style:name="P19" style:family="paragraph" style:parent-style-name="Standard">
      <style:paragraph-properties fo:text-align="justify" style:justify-single-word="false"/>
      <style:text-properties officeooo:rsid="0011cbdc" officeooo:paragraph-rsid="0011cbdc"/>
    </style:style>
    <style:style style:name="P20" style:family="paragraph" style:parent-style-name="Standard">
      <style:paragraph-properties fo:text-align="justify" style:justify-single-word="false"/>
      <style:text-properties officeooo:rsid="001389ca" officeooo:paragraph-rsid="001389ca"/>
    </style:style>
    <style:style style:name="P21" style:family="paragraph" style:parent-style-name="Standard">
      <style:paragraph-properties fo:text-align="justify" style:justify-single-word="false"/>
      <style:text-properties officeooo:rsid="00146907" officeooo:paragraph-rsid="00146907"/>
    </style:style>
    <style:style style:name="P22" style:family="paragraph" style:parent-style-name="Standard">
      <style:paragraph-properties fo:text-align="justify" style:justify-single-word="false"/>
      <style:text-properties officeooo:rsid="00146907" officeooo:paragraph-rsid="00159f7a"/>
    </style:style>
    <style:style style:name="P23" style:family="paragraph" style:parent-style-name="Standard">
      <style:paragraph-properties fo:text-align="justify" style:justify-single-word="false"/>
      <style:text-properties officeooo:rsid="00159f7a" officeooo:paragraph-rsid="00159f7a"/>
    </style:style>
    <style:style style:name="P24" style:family="paragraph" style:parent-style-name="Standard">
      <style:paragraph-properties fo:text-align="justify" style:justify-single-word="false"/>
      <style:text-properties officeooo:rsid="0015bcd8" officeooo:paragraph-rsid="0015bcd8"/>
    </style:style>
    <style:style style:name="P25" style:family="paragraph" style:parent-style-name="Standard">
      <style:paragraph-properties fo:text-align="justify" style:justify-single-word="false"/>
      <style:text-properties officeooo:rsid="0015dfcc" officeooo:paragraph-rsid="0015dfcc"/>
    </style:style>
    <style:style style:name="P26" style:family="paragraph" style:parent-style-name="Standard">
      <style:paragraph-properties fo:text-align="justify" style:justify-single-word="false"/>
      <style:text-properties officeooo:rsid="0018342c" officeooo:paragraph-rsid="0018342c"/>
    </style:style>
    <style:style style:name="P27" style:family="paragraph" style:parent-style-name="Standard">
      <style:paragraph-properties fo:text-align="justify" style:justify-single-word="false"/>
      <style:text-properties officeooo:rsid="0019e66c" officeooo:paragraph-rsid="0019e66c"/>
    </style:style>
    <style:style style:name="P28" style:family="paragraph" style:parent-style-name="Standard">
      <style:paragraph-properties fo:text-align="justify" style:justify-single-word="false"/>
      <style:text-properties officeooo:rsid="001a341b" officeooo:paragraph-rsid="001a341b"/>
    </style:style>
    <style:style style:name="P29" style:family="paragraph" style:parent-style-name="Standard">
      <style:paragraph-properties fo:text-align="justify" style:justify-single-word="false"/>
      <style:text-properties officeooo:rsid="001ac273" officeooo:paragraph-rsid="001ac273"/>
    </style:style>
    <style:style style:name="P30" style:family="paragraph" style:parent-style-name="Standard">
      <style:paragraph-properties fo:text-align="justify" style:justify-single-word="false"/>
      <style:text-properties officeooo:rsid="001144fb" officeooo:paragraph-rsid="001bbefd"/>
    </style:style>
    <style:style style:name="P31" style:family="paragraph" style:parent-style-name="Standard">
      <style:paragraph-properties fo:text-align="justify" style:justify-single-word="false"/>
      <style:text-properties officeooo:rsid="001bbefd" officeooo:paragraph-rsid="001bbefd"/>
    </style:style>
    <style:style style:name="P32" style:family="paragraph" style:parent-style-name="Standard">
      <style:paragraph-properties fo:text-align="justify" style:justify-single-word="false"/>
      <style:text-properties officeooo:rsid="001bf07c" officeooo:paragraph-rsid="001bf07c"/>
    </style:style>
    <style:style style:name="P33" style:family="paragraph" style:parent-style-name="Standard">
      <style:paragraph-properties fo:text-align="justify" style:justify-single-word="false"/>
      <style:text-properties officeooo:rsid="001e7633" officeooo:paragraph-rsid="001e7633"/>
    </style:style>
    <style:style style:name="P34" style:family="paragraph" style:parent-style-name="Standard">
      <style:paragraph-properties fo:text-align="justify" style:justify-single-word="false"/>
      <style:text-properties officeooo:rsid="00218469" officeooo:paragraph-rsid="00218469"/>
    </style:style>
    <style:style style:name="P35" style:family="paragraph" style:parent-style-name="Standard">
      <style:paragraph-properties fo:text-align="justify" style:justify-single-word="false"/>
      <style:text-properties officeooo:rsid="0021dd12" officeooo:paragraph-rsid="0021dd12"/>
    </style:style>
    <style:style style:name="P36" style:family="paragraph" style:parent-style-name="Standard">
      <style:paragraph-properties fo:text-align="justify" style:justify-single-word="false"/>
      <style:text-properties officeooo:rsid="002217d0" officeooo:paragraph-rsid="002217d0"/>
    </style:style>
    <style:style style:name="P37" style:family="paragraph" style:parent-style-name="Standard">
      <style:paragraph-properties fo:text-align="justify" style:justify-single-word="false"/>
      <style:text-properties officeooo:rsid="00225ebe" officeooo:paragraph-rsid="00225ebe"/>
    </style:style>
    <style:style style:name="P38" style:family="paragraph" style:parent-style-name="Standard">
      <style:paragraph-properties fo:text-align="justify" style:justify-single-word="false"/>
      <style:text-properties officeooo:rsid="0023f800" officeooo:paragraph-rsid="0023f800"/>
    </style:style>
    <style:style style:name="P39" style:family="paragraph" style:parent-style-name="Standard">
      <style:paragraph-properties fo:text-align="justify" style:justify-single-word="false"/>
      <style:text-properties officeooo:rsid="00269038" officeooo:paragraph-rsid="00269038"/>
    </style:style>
    <style:style style:name="P40" style:family="paragraph" style:parent-style-name="Standard">
      <style:paragraph-properties fo:text-align="justify" style:justify-single-word="false"/>
      <style:text-properties officeooo:rsid="0027548a" officeooo:paragraph-rsid="0027548a"/>
    </style:style>
    <style:style style:name="P41" style:family="paragraph" style:parent-style-name="Standard">
      <style:paragraph-properties fo:text-align="justify" style:justify-single-word="false"/>
      <style:text-properties officeooo:rsid="0028db5c" officeooo:paragraph-rsid="0028db5c"/>
    </style:style>
    <style:style style:name="P42" style:family="paragraph" style:parent-style-name="Standard">
      <style:paragraph-properties fo:text-align="justify" style:justify-single-word="false"/>
      <style:text-properties officeooo:rsid="0029ef84" officeooo:paragraph-rsid="0029ef84"/>
    </style:style>
    <style:style style:name="P43" style:family="paragraph" style:parent-style-name="Standard">
      <style:paragraph-properties fo:text-align="justify" style:justify-single-word="false"/>
      <style:text-properties officeooo:rsid="002bc647" officeooo:paragraph-rsid="002bc647"/>
    </style:style>
    <style:style style:name="P44" style:family="paragraph" style:parent-style-name="Standard">
      <style:paragraph-properties fo:text-align="justify" style:justify-single-word="false"/>
      <style:text-properties officeooo:rsid="002bc647" officeooo:paragraph-rsid="002d6935"/>
    </style:style>
    <style:style style:name="P45" style:family="paragraph" style:parent-style-name="Standard">
      <style:paragraph-properties fo:text-align="end" style:justify-single-word="false"/>
      <style:text-properties officeooo:rsid="00349a81" officeooo:paragraph-rsid="00349a81"/>
    </style:style>
    <style:style style:name="P46" style:family="paragraph" style:parent-style-name="Standard">
      <style:paragraph-properties fo:text-align="justify" style:justify-single-word="false"/>
      <style:text-properties officeooo:rsid="00380357" officeooo:paragraph-rsid="00380357"/>
    </style:style>
    <style:style style:name="T1" style:family="text">
      <style:text-properties fo:language="ru" fo:country="RU" officeooo:rsid="00077663"/>
    </style:style>
    <style:style style:name="T2" style:family="text">
      <style:text-properties officeooo:rsid="00051fc1"/>
    </style:style>
    <style:style style:name="T3" style:family="text">
      <style:text-properties officeooo:rsid="00077663"/>
    </style:style>
    <style:style style:name="T4" style:family="text">
      <style:text-properties officeooo:rsid="000bd2a7"/>
    </style:style>
    <style:style style:name="T5" style:family="text">
      <style:text-properties officeooo:rsid="000c2470"/>
    </style:style>
    <style:style style:name="T6" style:family="text">
      <style:text-properties officeooo:rsid="001033b5"/>
    </style:style>
    <style:style style:name="T7" style:family="text">
      <style:text-properties officeooo:rsid="001144fb"/>
    </style:style>
    <style:style style:name="T8" style:family="text">
      <style:text-properties officeooo:rsid="00159f7a"/>
    </style:style>
    <style:style style:name="T9" style:family="text">
      <style:text-properties officeooo:rsid="0017b03a"/>
    </style:style>
    <style:style style:name="T10" style:family="text">
      <style:text-properties officeooo:rsid="0019e66c"/>
    </style:style>
    <style:style style:name="T11" style:family="text">
      <style:text-properties officeooo:rsid="001bf07c"/>
    </style:style>
    <style:style style:name="T12" style:family="text">
      <style:text-properties officeooo:rsid="001cb5f8"/>
    </style:style>
    <style:style style:name="T13" style:family="text">
      <style:text-properties officeooo:rsid="001fc6f3"/>
    </style:style>
    <style:style style:name="T14" style:family="text">
      <style:text-properties officeooo:rsid="002217d0"/>
    </style:style>
    <style:style style:name="T15" style:family="text">
      <style:text-properties officeooo:rsid="0023f800"/>
    </style:style>
    <style:style style:name="T16" style:family="text">
      <style:text-properties officeooo:rsid="0024e246"/>
    </style:style>
    <style:style style:name="T17" style:family="text">
      <style:text-properties officeooo:rsid="0027548a"/>
    </style:style>
    <style:style style:name="T18" style:family="text">
      <style:text-properties officeooo:rsid="0028db5c"/>
    </style:style>
    <style:style style:name="T19" style:family="text">
      <style:text-properties officeooo:rsid="0029ef84"/>
    </style:style>
    <style:style style:name="T20" style:family="text">
      <style:text-properties officeooo:rsid="002c6fb9"/>
    </style:style>
    <style:style style:name="T21" style:family="text">
      <style:text-properties officeooo:rsid="002d6935"/>
    </style:style>
    <style:style style:name="T22" style:family="text">
      <style:text-properties officeooo:rsid="002f5dc4"/>
    </style:style>
    <style:style style:name="T23" style:family="text">
      <style:text-properties officeooo:rsid="00324e21"/>
    </style:style>
    <style:style style:name="T24" style:family="text">
      <style:text-properties officeooo:rsid="00331d75"/>
    </style:style>
    <style:style style:name="T25" style:family="text">
      <style:text-properties officeooo:rsid="003850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span text:style-name="T25">...а, так вот и текём тут себе, да</text:span>...</text:p>
      <text:p text:style-name="P2"><text:s/>или <text:span text:style-name="T24">хулиганский роман в одном, но </text:span>очень длинно<text:span text:style-name="T24">м</text:span> письм<text:span text:style-name="T24">е</text:span> про совсем краткую жизнь </text:p>
      <text:p text:style-name="P2"/>
      <text:p text:style-name="P2"/>
      <text:p text:style-name="P1"/>
      <text:p text:style-name="P12">эпиграф: <text:s text:c="48"/></text:p>
      <text:p text:style-name="P45">оно — конечно, <text:s text:c="12"/></text:p>
      <text:p text:style-name="P45">хотя, шо ж, <text:s text:c="19"/></text:p>
      <text:p text:style-name="P45">а чуть шо, так <text:s/>сразу, <text:s text:c="3"/></text:p>
      <text:p text:style-name="P45">и — ага! <text:s text:c="24"/></text:p>
      <text:p text:style-name="P45"/>
      <text:p text:style-name="P45">Владимир Шерудило.</text:p>
      <text:p text:style-name="P45"/>
      <text:p text:style-name="P3"/>
      <text:p text:style-name="P3"/>
      <text:p text:style-name="P3"/>
      <text:p text:style-name="P3">Варанда...</text:p>
      <text:p text:style-name="P3">Набор звуков...</text:p>
      <text:p text:style-name="P3">Да и сама она отсюда только слышится.</text:p>
      <text:p text:style-name="P3">Журчит нестройным гулом, бугрится струями о тупые лбы, или макушки валунов и — плещет дальше: из века в век; постукивая — <text:s/>ни в такт, ни в лад — <text:s/>на перекатах галькой...</text:p>
      <text:p text:style-name="P46">И давно это с ней?</text:p>
      <text:p text:style-name="P46">Для тебя — всегда.</text:p>
      <text:p text:style-name="P46">Народы пришли — народы ушли, как говорил своим верблюдам великий и мудрый Абу-Лала, а она течёт себе как текла. Горные реки не меняют русла, разве что только названия. Охотники каменного века её по-другому звали.</text:p>
      <text:p text:style-name="P46">Вообще-то, с учётом текучести кадров забредающих на её берега, неизвестно кто сильней изменяется.</text:p>
      <text:p text:style-name="P3"/>
      <text:p text:style-name="P3">И я не первый у неё на берегу, и не последний...</text:p>
      <text:p text:style-name="P3"/>
      <text:p text:style-name="P3">А что оно такое — этот я?</text:p>
      <text:p text:style-name="P3">Такая же струя, но обезвожено расплющенная о данный миг.</text:p>
      <text:p text:style-name="P6">Распят на той дыре, через которую будущее валом валит в прошлое.</text:p>
      <text:p text:style-name="P6">Эстафетный трубопровод от сопливого несмышлёныша к бессильно гневливому старикашке, между которыми общего — всего лишь это «я».</text:p>
      <text:p text:style-name="P7">Ну, и, конечно, в промежутке <text:span text:style-name="T2">—</text:span> я, застигнутый текущим мигом на берегу Варанды.</text:p>
      <text:p text:style-name="P7"><text:tab/><text:tab/><text:tab/>O, water! We be of one blood — thou and me!..</text:p>
      <text:p text:style-name="P8">Но сколько не выпендривайся начитанным багажом, <text:s/><text:span text:style-name="T3">тягуче ползущему времени абсолютно пофиг, и сумеркам за стенкой моей </text:span><text:span text:style-name="T1">нейлонотканной</text:span><text:span text:style-name="T3"> палаточки очень ещё неблизко до тьмы ночной.</text:span></text:p>
      <text:p text:style-name="P9">Вот и займись-ка, лучше, делом да, вместо пустопорожних растеканий мыслию по древу, сложи — всё равно ведь сна ни в одном глазу — обещанное дочери письмо...</text:p>
      <text:p text:style-name="P9"/>
      <text:p text:style-name="P9"/>
      <text:p text:style-name="P9"/>
      <text:p text:style-name="P10">Здравствуй, Лиляна.</text:p>
      <text:p text:style-name="P10"/>
      <text:p text:style-name="P10"><text:soft-page-break/>(...куда милозвучнее, чем Варанда, а?..</text:p>
      <text:p text:style-name="P10"><text:s text:c="2"/>...заткнись и дело делай...)</text:p>
      <text:p text:style-name="P10"/>
      <text:p text:style-name="P10">Вот и пишу обещанное тебе при нашей встрече письмо.</text:p>
      <text:p text:style-name="P10">Зачем? Объяснить — оправдаться?</text:p>
      <text:p text:style-name="P10">Объяснить можно что угодно — переделать нельзя.</text:p>
      <text:p text:style-name="P10">Но слово дадено, надо исполнять.</text:p>
      <text:p text:style-name="P10"/>
      <text:p text:style-name="P10">Как ни кололо меня твоё «выканье», как ни отхлёстывало величанье по отчеству, я всё терпел и понимал, что невозможно назвать «папой» незнакомца отысканного в недрах интернета, так мало похожего на ухаря в мамином альбоме.</text:p>
      <text:p text:style-name="P10">Непонятный морщинистый мужик с бородой. Разве о таком папе ты мечтала с самого детства?</text:p>
      <text:p text:style-name="P10">Так что и прощальное наше объятие на вокзале стерпела (женщине под тридцать не так уж и сложно), но и — только. </text:p>
      <text:p text:style-name="P11">Лёд трещины не дал, сады не расцвели и не наполнились ликующими трелями дроздов и прочих синичек.</text:p>
      <text:p text:style-name="P11"/>
      <text:p text:style-name="P11">А <text:s/><text:span text:style-name="T4">вот </text:span>мне, как всегда, везёт, <text:span text:style-name="T4">потому что</text:span> тебя в моей жизни <text:s/>куда больше <text:span text:style-name="T4">было</text:span>, чем меня <text:span text:style-name="T4">в твоей</text:span>.</text:p>
      <text:p text:style-name="P13">Помню, как ты пнула меня в нос пяткой, проворачиваясь в животе своей матери.</text:p>
      <text:p text:style-name="P13">Как нёс тебя в тугом стерильном коконе из роддома.</text:p>
      <text:p text:style-name="P13">Как в ясельном хороводе вокруг новогодней ёлки ты была самой красивой, в гладкой стрижке пепельных волос, чёрном жилетике, красных колготках и маленьких чёрных валеночках. </text:p>
      <text:p text:style-name="P13">И как, приезжая на выходные, катал тебя на железных качелях безлюдного детсада и качели вскрикивали надрывающим душу железным стоном над опавшими листьями игровой площадки.</text:p>
      <text:p text:style-name="P13">Потому что я был уик-эндный папа.</text:p>
      <text:p text:style-name="P13">Пахал на стройках соседней области, чтоб получить квартиру от СМП-615 и зажить своим домком да ладком.</text:p>
      <text:p text:style-name="P14">А в один из приездов, <text:span text:style-name="T5">лёжа в узкой, как коридор, спальне, которую тёща и тесть выделили нашей молодой семье в своей 3-х комнатной квартире, выслушал я рассказ своей молодой жены, как на неделе кто-то из её знакомых позвал покататься на его «волге» и увёз далеко за город, аж в Заячьи Сосны. Откупорил бутылку шампанского под негромкую музыку радио в приборной доске, а она отпила и грустно сказала: «Отвези меня обратно, пожалуйста.»</text:span></text:p>
      <text:p text:style-name="P15">И он безропотно завёл мотор.</text:p>
      <text:p text:style-name="P15">Жена закончила шепотливую повесть о супружеской верност и, а я лежал навзничь и молчал, придавленный стенами спальни, где в дальнем углу посапывала ты в своей зарешечённой кроватке и сердце моё стиснулось настолько, что обратилось в камень, <text:s/>и хорошо, что было темно, когда я почувствовал вдруг, как из уголка глаза выкатилась слеза, тихо сползла по виску и затерялась меж корней волос.</text:p>
      <text:p text:style-name="P15">Последняя слеза моей жизни.</text:p>
      <text:p text:style-name="P15">Позднее, намеченным ею путём пролегли морщины, но слёз уже не было никогда, ни в одном направлении. Кроме тех, что выжаты ветрами, но такие не в счёт.</text:p>
      <text:p text:style-name="P15">Об чём кручинишься, болезный?</text:p>
      <text:p text:style-name="P15">Рухнули надежды, расплющив бедолагу на наковальне окаменелого сердца?</text:p>
      <text:p text:style-name="P15">Простые истины неоспоримы, неизбежны.</text:p>
      <text:p text:style-name="P15">Никакие трудовые подвиги «пахоты» на стройке с обморожениями кожного покрова не предотвратят неизбежно неотменимого следующего раза, когда она не скажет «не надо», а начнёт приспосабливаться к особенностям салона автомобиля.</text:p>
      <text:p text:style-name="P16">Верно подмечено: воспоминанье о минувшем счастьи не приносит радости, а вспомнишь горе и — боль тут как тут, щемит.</text:p>
      <text:p text:style-name="P17"><text:soft-page-break/>Даже тут на берегу Варанды, за тысячи километров от тесной спальни, за миллионы запечатлённых мигов, передающих друг другу эстафетную палочку — «я».</text:p>
      <text:p text:style-name="P16">А я тебе так скажу, любезный я: лечиться надо тем же, от чего занемог.</text:p>
      <text:p text:style-name="P16">Простая истина тебя пришибла?</text:p>
      <text:p text:style-name="P16">Выбей её не менее простой, как клин клином.</text:p>
      <text:p text:style-name="P16">Мысли шире. Переходи от «я» к «мы».</text:p>
      <text:p text:style-name="P16">Мы кто такие?</text:p>
      <text:p text:style-name="P16">Припудренное, подбритое и всячески, по моде, объухоженное стадо приматов. И, как ни изворачивайся, должны жить по его законам, неоспоримо непреложным, как закон гравитации. Незнание закона не освобождает от неизбежности его исполнения.</text:p>
      <text:p text:style-name="P16">Утешься этой простой истиной и жди — авось рассосётся тягостное мозженье в яйцах.</text:p>
      <text:p text:style-name="P16">Однако, <text:span text:style-name="T23">что-то меня заносит, </text:span>при дамах об этом не принято. Начну-ка <text:span text:style-name="T12">заново</text:span>...</text:p>
      <text:p text:style-name="P16"/>
      <text:p text:style-name="P16"/>
      <text:p text:style-name="P16">Здравствуй, дочка.</text:p>
      <text:p text:style-name="P16">Хоть наша встреча живьём тебя не убедила отказаться от корректного «вы», я продолжаю фамильярничать и называть тебя на «ты».</text:p>
      <text:p text:style-name="P16">Позавчера, <text:span text:style-name="T6">согласно плану в моём последнем к тебе email'е, уже далеко заполдень поднялся я к прославленному долгожителю Карабаха — двухтысячелетнему платану <text:s/>вблизи необитаемой деревни Схторашен.</text:span></text:p>
      <text:p text:style-name="P18">Жара стояла августовская, подъём, хоть и по уезженной автоколее, - крутёхонек и, ещё на подходе к древо-гиганту, <text:s/>глаз самовольно и неудержимо устремлялся вперёд и вверх — где ж он, обещанный всеми, кто посещал эти места, родник?</text:p>
      <text:p text:style-name="P18">Приметы родника тут неизменны, они обустраиваются на один манер: каменная стенка ограждает от верхнего склона длинное водопойное корыто из тёсаных плит; <text:span text:style-name="T7">в</text:span> право<text:span text:style-name="T7">м</text:span> <text:span text:style-name="T7">конце</text:span> стенка поворачивает под прямым углом, ровно на ширину корыта, <text:span text:style-name="T7">куда</text:span> из неё непрерывно течёт струя родниковой воды, <text:span text:style-name="T7">по пути </text:span>наполняя округлую каменную чашу для людей, <text:span text:style-name="T7">чтоб</text:span> <text:span text:style-name="T7">выливаться</text:span> в ёмкость для скота <text:s/>и, с левого конца, <text:span text:style-name="T7">журчать наземь; а там — куда придётся, под уклон.</text:span></text:p>
      <text:p text:style-name="P30">Но утолить жажду из родника, о котором мечтал всё дорогу от придорожного павильона повыше окраины райцентра Кармир-Шука мне так и не удалось, потому что я нарвался на матаг...</text:p>
      <text:p text:style-name="P18"/>
      <text:p text:style-name="P16"/>
      <text:p text:style-name="P16"/>
      <text:p text:style-name="P19">В армянском языке есть два потрясных, по глубине и силе, выражения: «цавыд таним» и «матаг аним».</text:p>
      <text:p text:style-name="P19">Первое дословно означает: «я понесу твою боль». Ровно два слова, а сколько красоты и философского смысла.</text:p>
      <text:p text:style-name="P19">Второе из выражений, типа как, обязательство принести благодарственную жертву — матаг.</text:p>
      <text:p text:style-name="P19">Матаг (последняя буква произносится с украинским прононсом, как в слове «годi») есть жертвоприношением по случаю благоприятного исхода.</text:p>
      <text:p text:style-name="P19">Например, если кто-то из близких очень болел, но выздоровел, или упал в машине в пропасть, да жив остался, значит пора делать матаг.</text:p>
      <text:p text:style-name="P19">Для матага годится всякая живность, начиная от курицы и до барана, с оглядкой на тяжесть грозившей беды и зажиточность жертвоприносителя.</text:p>
      <text:p text:style-name="P19">И — обязательное условие — поделиться мясом жертвы с родственниками и соседями.</text:p>
      <text:p text:style-name="P19">От частого употребления всё сглаживается и самонаибесподобнейшие выражения начинают применяться без осознания их смысла, просто как фигуры речи:</text:p>
      <text:p text:style-name="P19">- Цавыд таним, ты ж за картошку мне не заплатил.</text:p>
      <text:p text:style-name="P19">- Матаг аним, 600 драм ов сотенными монетками только что дал. Посмотри в кармане.</text:p>
      <text:p text:style-name="P19"><text:soft-page-break/>- Цавыд таним, я с утра торгую, в кармане этих соток уйма.</text:p>
      <text:p text:style-name="P19">- Матаг аним, второй раз платить не буду. Пить надо меньше.</text:p>
      <text:p text:style-name="P19"/>
      <text:p text:style-name="P19">Так что не удалось мне напиться из приплатанового родника, потому как в тени долгожителя полным ходом шёл широкий матаг в два ряда столов на добрую сотню приглашённых, и оттуда раздался крик:</text:p>
      <text:p text:style-name="P19">- Мистер Огольцов!!</text:p>
      <text:p text:style-name="P20">А через миг-другой седовласый верзила уже держал меня под руку нежной, но неодолимой хваткой и подводил к молодой располневшей женщине.</text:p>
      <text:p text:style-name="P20">- Вы ж нам преподавали! Помните меня? Имя помните?</text:p>
      <text:p text:style-name="P20">- Может, Ануш? - наобум попробовал я, к общему восторгу и гордости, что их Ануш и через много лет помнят по имени.</text:p>
      <text:p text:style-name="P20">А папа её, устроитель матага, всё так же необоримо нежно препровождает меня к высвобожденному в конце мужского стола месту, где тут же сменяют тарелку с вилкой, приносят стакан и непочатую бутылку, а тамада подымается с очередным тостом.</text:p>
      <text:p text:style-name="P20">Карабахская тутовка (самогон из ягод шелковицы) по убойной силе занимает место в одном ряду с «ершом» и «северным сиянием», но я браво глушил её на каждый тост, а сосед справа — Нельсон Степанян (двойной тёзка героя аса времён Отечественной войны) — исправно подливал в мой стакан, пряча хулиганский прищур небесной сини.</text:p>
      <text:p text:style-name="P21">Потом мне было уже не до платана. Прихватив свой вещмешок и ночлежные принадлежности, я отшагал метров за двести вдоль склона и там, пошатываясь, но крепясь, разбил синтетическую палатку китайского производства вместимостью на одну душу.</text:p>
      <text:p text:style-name="P21">Остатки самоконтроля ушли на то, чтоб добрести до росшего неподалёку дуба и помочиться по ту сторону его широкого ствола.</text:p>
      <text:p text:style-name="P21">Разворот кругом и первый шаг в сторону палатки отшвырнули меня спиной на бугристую кору дуба, по которой я и сполз к его корням и там бессильно сник — сумерки сознания сгустились раньше вечерних. Подкатившую волну жестокой рвоты я выблевал поверх корневища слева, и снова втиснулся затылком в твёрдые грани коры.</text:p>
      <text:p text:style-name="P21">А рыбы страдают морской болезнью?</text:p>
      <text:p text:style-name="P22">Пробудившись среди ночного мрака и холода, <text:span text:style-name="T8">одеревенелый, сотрясаемый ознобом, я не сразу овладел прямохождением, но кое-как, дошкандыбал, таки, до палатки, вплетая свои истошные стоны в скулящий вой и хохот шакальих стай.</text:span></text:p>
      <text:p text:style-name="P23">В ту ночь я впервые всерьёз — без рисовки и позы — почувствовал, что могу и не дожить до утра. Напуганный безжалостной пронзительною болью, я затаился, дожидаясь рассвета, как спасения.</text:p>
      <text:p text:style-name="P23">Он наступил, но облегченья не принёс, не помогали и мои жалкие стоны, но сдерживать их не хватало сил — всё отняла тягостная муторность.</text:p>
      <text:p text:style-name="P23">Однако, раз мне удалось выжить в эту ночь — нестройно складывалось в сознании — выходит, я <text:s/>ещё зачем-то надобен этому космосу. Надо придти в себя. Собрать себя.</text:p>
      <text:p text:style-name="P23">Инвентаризация обнаружила <text:span text:style-name="T16">недостачу</text:span> верхнего протеза.</text:p>
      <text:p text:style-name="P23">Я побрёл к дубу. Тупо поколупал палочкой лужицу застылых блёв в развилке корневищ — нету.</text:p>
      <text:p text:style-name="P23">Напор той рвоты оказался столь резок, что протез выскочил на полметра дальше, где и переночевал благополучно: шакалам ни к чему — свои зубы имеются, а прочая прожорливая шушера не позарилась на кусок пластмассы за двадцать тысяч драмов.</text:p>
      <text:p text:style-name="P24">Последовавший день я провалялся пластом, перемещаясь вместе с тенью ближайшего к палатке — незагаженного — дерева, как стрелка солнечных часов, истёрзанная общей интоксикацией и тотальным обезвоживанием.</text:p>
      <text:p text:style-name="P24">Мудрые слова — «надо меньше пить», но я давно предупреждал, что пью без тормозов — сколько нáлито. </text:p>
      <text:p text:style-name="P25"><text:soft-page-break/>А ещё в тот день мне стало ясно, что близость долгожительствующей дендрореликвии не оставляет места для задумчивых отдохновений и мечтательных уединений — матагные компании продолжали сменять друг друга (правда, не каждая привозила с собой столы на КАМАЗе), пробредающие на водопой и обратно коровы, а также охочие до общения отроки, да и просто оглядчивые на лиловатость китайской синтетики прохожие и проезжие по соседней тропе верховые — плюсуясь с жестоким похмельем,— пробудили во мне бесповоротную решимость сменить место ежегодичной отлёжки. </text:p>
      <text:p text:style-name="P25">Но сегодня, набирая запас воды в дорогу, я рассмотрел дерево для отчёта тебе.</text:p>
      <text:p text:style-name="P25">Действительно, чтобы так разрастись тысячелетия мало. У него даже нижние ветви размером с вековые деревья. <text:s/>Ствол, несущий всю эту махину, не один десяток метров в обхвате и расщеплён у основания, образуя проход. Гладко-серая кора метров на пять в высоту испещрена неисчислимыми шрамами от ножей любителей увековечиться. В расселину впадает ручей, сбегая от родника (не в нём ли разгадка долголетия?) и туда же, если пригнётся, может въехать всадник на коне.</text:p>
      <text:p text:style-name="P25">И я зашёл внутрь дерева и оказался в сум<text:span text:style-name="T9">ере</text:span>чном гроте, куда свет проникает лишь от входа и противуположного выхода. <text:s/><text:span text:style-name="T9">Неуютно и сыро. Кое-где положены плоские камни для опоры ногам на пропитанном водой грунте. Поставленный в центре железный мангал покрыт многослойными потёками воска от сгоревших в нём свечечек. <text:s/>Захотелось обратно в ясное утро.</text:span></text:p>
      <text:p text:style-name="P26">Я не пошёл по дороге привёдшей меня к платану, а свернул на тропку забиравшую вправо и вверх, намереваясь пройти по верхушкам тумбов (так здесь называют не чрезмерно высокие горы) вдоль их гряды, а там спуститься к шоссе у деревни Сарушен.</text:p>
      <text:p text:style-name="P26">Насколько исполнимо такое намерение я не знал, но раз есть тропка, то зачем-то же она есть.</text:p>
      <text:p text:style-name="P26">Вот я и шёл по ней, вдыхая бесподобные запахи горного разнотравья, любуясь зеленью волнистых склонов, предвкушая невообразимо захватывающий вид, что откроется, когда взойду наверх гряды.</text:p>
      <text:p text:style-name="P26">Таким он и оказался — за пределами самотончайших тургене-бунинских эпитетов и наиизощрённейших сарьяно-айвазовских мазков, а на его необъятном фоне тропка вливалась в неширокую дорогу, подымавшуюся неизвестно откуда к следующему, поросшему лесом, тумбу. </text:p>
      <text:p text:style-name="P26">От леса спускались крохотные на таком расстоянии фигурки пары коней, двух человек и собаки.</text:p>
      <text:p text:style-name="P26">Мы сошлись минут через десять. Кони волокли под гору некрупные стволы деревьев, <text:span text:style-name="T10">увязанные толстыми концами им на спину; очищенные от веток хлысты верхушек скребли дорогу. Двое пацанов и собака сопровождали заготавливаемые на зиму дрова.</text:span></text:p>
      <text:p text:style-name="P27">Углубившись в лес, я встретил ещё одну партию лесорубов. На этот раз из трёх лошадей с тремя же мужиками и без собаки.</text:p>
      <text:p text:style-name="P27">Мы поздоровались и я спросил смогу ли пройти по тумбам к Сарушену.</text:p>
      <text:p text:style-name="P27">Порубщик с иссушённым до костей черепа лицом над выгоревшей красной рубахой сказал, что про такую дорогу он слыхал, но с ней не знаком, и что метров через триста я увижу одноглазого старика — он там дрова рубит, — который <text:s/>хорошо знает этот лес.</text:p>
      <text:p text:style-name="P27">Я прошёл и триста метров, и пятьсот — топора не слышно было, должно быть старик устроил перекур с дремотой, или обедал.</text:p>
      <text:p text:style-name="P27">Не доходя до вершины, дорога раздесятерилась на мелкие тропы.</text:p>
      <text:p text:style-name="P27">Я пошёл по той, что забирала круче, но скоро и она пропала; начался просто горный лес на крутом склоне, где местами уже не идёшь, а карабкаешься, цепляясь за стволы деревьев.</text:p>
      <text:p text:style-name="P27">Утомительное занятие, и я двинул в обход вершины, надеясь не пропустить место, где гряду продолжает следующий тумб.</text:p>
      <text:p text:style-name="P27">И вдруг почувствовалась какая-то перемена. Словно тише стало. Странно померк свет.</text:p>
      <text:p text:style-name="P27">И без того нечастые блики солнца исчезли вовсе. Облака там, что ль, сошлись над лесом?</text:p>
      <text:p text:style-name="P28">Оглядевшись, я понял причину: поменялся сам лес — меня окружали уже не великаны вперемешку с разнокалиберной порослью, а частые стволы ровесников, <text:s/>чьи кроны смыкались <text:soft-page-break/>на высоте четырёх-пяти метров в непроницаемую для солнечных лучей массу, наполняя воздух оттенком потусторонней сумеречности.</text:p>
      <text:p text:style-name="P28">Что-то заставило меня оглянуться и я встретился с внимательно пытливым взглядом зверя.</text:p>
      <text:p text:style-name="P28">Шакал? Собака?</text:p>
      <text:p text:style-name="P28">Ах, нет. Посмотри на этот хвост: конечно же, лиса. Возможно — лис, но молодой, не натыкался ещё на охотников.</text:p>
      <text:p text:style-name="P28">- Hey, Fox. I am not young, I'm not a prince. Go your way.</text:p>
      <text:p text:style-name="P28">Я двинулся дальше, уворачиваясь от нитей паутины, обходя, а иногда и продираясь сквозь колючие кусты, а лис шёл следом.</text:p>
      <text:p text:style-name="P28">Кто сказал, что животные отводят глаза?</text:p>
      <text:p text:style-name="P28">Так мы и шли, порой я что-то говорил ему, но он отмалчивался.</text:p>
      <text:p text:style-name="P28">В какой-то момент я снял вещмешок, отломил и бросил ему кусок хлеба.</text:p>
      <text:p text:style-name="P29">Сперва, он словно и не знал как подступиться, но потом съел, держа меня под неослабным контролем.</text:p>
      <text:p text:style-name="P29">Может, рассматривает как потенциальную добычу? Рановато.</text:p>
      <text:p text:style-name="P29">И лишь когда впереди завиднелись наполненные солнцем просветы меж деревьев, он начал озираться и вскоре вовсе пропал.</text:p>
      <text:p text:style-name="P29">Прощай, молодой лис из молодого леса.</text:p>
      <text:p text:style-name="P29">Я вышел на поляну и понял, что дал почти полный круг, не найдя перехода на следующий тумб; а неподалёку, под крутыми скалами, различил несколько ветхих крыш, которые приметил ещё когда входил в этот лес.</text:p>
      <text:p text:style-name="P29">Блуждать в поисках тропы к Сарушену мне уже перехотелось и я начал высматривать спуск в покинутую деревню Схторашен.</text:p>
      <text:p text:style-name="P29">Спуск нашёлся и крутая стёжка привела меня в запущенный сад тутовых деревьев, откуда я вышел к деревенскому роднику с до невозможности вкусной водой — куда тому приплатановому — миновал метров тридцать мощёной булыжником улицы из пары домов, обросших мошем по самые крыши и, по чуть приметной колее начал спускаться по склону обращённому к Кармир-Шуке.</text:p>
      <text:p text:style-name="P31">Деревня Схторашен опустела ещё до войны, потому и крыши не разбиты, и нет следов пожара.</text:p>
      <text:p text:style-name="P31">Она стала жертвой маразматического решения руководства Советского Союза, когда тому перевалило за семьдесят, о переселении жителей высокогорных сёл на более равнинные места. Тогдашние кормчие НКАО верноподданно исполнили директиву верхов и прикончили не одну лишь Схторашен.</text:p>
      <text:p text:style-name="P31">По пути вниз, ещё пара моих попыток — <text:s/>срезать хоть малость и выйти к шоссе повыше, упёрлись в глубокие ущелья с отвесными стенами, так что на шоссе я вышел там же, где и оставил его два дня назад — у павильона «Тнчрени» .</text:p>
      <text:p text:style-name="P31">Безоговорочно повинующегося предназначению, судьба ведёт под белы рученьки, брыкливого же волочит за волосья, но исход один — оказываешься там, где предначертано.</text:p>
      <text:p text:style-name="P31">После пары поворотов плавного серпантина, асфальт взял прямой курс к перевалу из просторной долины Кармир-Шуки.</text:p>
      <text:p text:style-name="P31">Я топал по кромке размягчённого жарой покрытия, задыхаясь, потея, не находя мест куда бы сдвинуть лямки вещмешка, чтоб не резали плечи заспинной поклажей.</text:p>
      <text:p text:style-name="P31">Соль пота ела глаза,которые уже не <text:span text:style-name="T22">прядали</text:span> по окрестным красотам, а понуро глядели под ноги в обшарпанных солдатских ботинках, на шершавый асфальт и на мою тень, начинавшую тихо-тихо удлиняться; но порой, таки, вскидывались, порываясь высмотреть тенистое дерево у обочины, хоть я и знал, что таковых до самого перевала не предвидится.</text:p>
      <text:p text:style-name="P31"><text:span text:style-name="T11">Раза два я сворачивал в сторону — полакомиться чёрными ягодами придорожного моша, </text:span><text:s/><text:span text:style-name="T11">но он в этом году не уродился, или место было бесплодное — и снова ботинки топали по непреклонно и прямолинейно устремлённому вверх шоссе.</text:span></text:p>
      <text:p text:style-name="P32"><text:soft-page-break/>Горы — лучший учитель предвидения: когда шоссе сменило бесконечный прямой подъём <text:s/>на горизонтальные извивы, продиктованные рельефом чередующихся тумбов, я уже мог прозорливо вычислить — через полчаса буду во-о-он на том дальнем повороте, а за ним, минут через десять, от шоссе ответвится влево грунтовка и полого пойдёт вдоль склона до самого дна долины, прорезанной речкой Варанда, а там хорошо, там деревья и тень, и вода из прибрежного источника.</text:p>
      <text:p text:style-name="P33">Так всё и вышло, а там, где грунтовка пересекает каменное ложе русла и начинает подъём к Саркисашену, я с ней расстался и пошёл по этому берегу, через тоннель в густом орешнике, пока <text:s/>не оказался на открытом — на удивление ровном — месте, протянувшемся вдоль основания тумба-великана на том берегу.</text:p>
      <text:p text:style-name="P33">Представь себе почти отвесно вздымающееся футбольное поле, поросшее лиственным лесом до самого верха.</text:p>
      <text:p text:style-name="P33">Из-за крутизны склона кроны деревьев не прячут, а лишь сменяют друг друга, взбираясь всё выше, переливаясь каждая своим <text:s/>из двухсот с чем-то оттенков зелёного. Представляешь?</text:p>
      <text:p text:style-name="P33">А я на этом берегу под кряжистым чугупуром (это на котором грецкие орехи растут), растянулся на подстилке из трухи от прошлогодней листвы и озираю весь этот зелёный беспредел, и синее небо — сколько заглядывает вглубь долины, и колыханье пронизанных солнцем листьев над головой.</text:p>
      <text:p text:style-name="P33">Хорошо вот так валяться и думать ни о чём и обо всём; жаль только, что не с кем поделиться всей этой красотищей. Ну, да я уже привык, что самые захватывающие моменты случаются в одиночестве.</text:p>
      <text:p text:style-name="P33">Главное не скатиться в мегаломанию — чем больше, мол, пространства на отдельно взятую душу, тем выше ранг носителя данной души.</text:p>
      <text:p text:style-name="P33">Однажды я листал какой-то лощёный журнал на немецком.</text:p>
      <text:p text:style-name="P33">Самая длинная статья была про какого-то Херцога, хозяина крупного концерна. Вобщем, из той элиты, что не опускается до мелкой политической грызни, оставляя <text:s/>это занятие президентам, премьерам и партиям, но чьи повороты руля, хотя бы на полградуса, в своих вотчинах становятся определяющими для всего государственного курса Германии.</text:p>
      <text:p text:style-name="P33">Статья перемежалась красочными снимками, <text:span text:style-name="T13">среди которых был его портрет в его личном приусадебном парке, на фоне внуков-херцогенят — белокурых купидончиков с луками.</text:span></text:p>
      <text:p text:style-name="P34">Его праотцы — бродячие евреи-челноки, <text:s/>притаскивали ширпотреб аж из Китая на продажу феодальным бандюгам-герцогам, а неблагодарные варвары <text:s/>чинили пейсоносцам всяческие измывательства.</text:p>
      <text:p text:style-name="P34">А нынче он банкует. Пахан по полной. Счастлив ли?</text:p>
      <text:p text:style-name="P34">Не верю, с оглядкой на выражение лица в том выхоленном парке.</text:p>
      <text:p text:style-name="P34">Ну, а я?</text:p>
      <text:p text:style-name="P34">Счастлив ли я, валяясь здесь, в древесной сени, обвеваемый легчайшим ветерком от недалёкой речки, <text:s/>где мне — безраздельно одному — отмеряно пространства в полфутбольного поля, заросшего травою по колено, вперемешку с шипастыми шарами колючек синевато-сизого отлива, а вместо противоположной трибуны — круто вздыбленный ввысь тумб-курган ростом с многоэтажки, что вырастают вдоль дороги из Борисполя в Киев?</text:p>
      <text:p text:style-name="P34">Вопрос, конечно, интересный...</text:p>
      <text:p text:style-name="P34">Жаль нету зеркала — поставить диагноз по выражению лица.</text:p>
      <text:p text:style-name="P34">Место это открылось мне шесть лет назад.</text:p>
      <text:p text:style-name="P34">В то лето образовательные власти Степанакерт устроили тут палаточный лагерь для городских школьников, и Сатэник работала в нём несколько смен подряд.</text:p>
      <text:p text:style-name="P34">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, в отрядах сообразно их возрасту и полу; а Рузанна, только что сдавшая университетские экзамены <text:soft-page-break/>за второй курс, трудилась рядом с мамой на должности неоплачиваемой пионервожатой.</text:p>
      <text:p text:style-name="P35">На второй неделе бессемейной жизни я заскучал и однажды под вечер покинул город в направлении Сарушена, купив в окраинном магазинчике пачку печенья и кулёк конфет (на тот период жизни мне уже дошло, что радость от лицезрения отца желательно продлять гостинцем).</text:p>
      <text:p text:style-name="P35">В лагерь я попал уже затемно. </text:p>
      <text:p text:style-name="P35">Примерно там, где я сейчас лежу, стоял раздвижной холщовый табурет директора лагеря, Шаварша, на который кроме него никто не смел садиться — прям тебе коронационный валун шотландских королей. </text:p>
      <text:p text:style-name="P35">На обращённой к полю стороне вот этого широкого, и уже тогда расщеплённого молнией, чугупура висела одинокая, но мощная лампа, питаемая почти бесшумным генератором.</text:p>
      <text:p text:style-name="P35">Два длиннючих стола из листового железа, с узкими лавками по бокам, протянулись, один за другим, вдоль кромки примыкающего поля, где силуэтились две приземистые пирамиды армейских брезентовых палаток, <text:s/>вместимостью на взвод каждая — одна девочкóвая, другая для мальчиков и физрука.</text:p>
      <text:p text:style-name="P35">Чуть в стороне стояла шестиместная палатка воспи<text:span text:style-name="T14">та</text:span>тельниц и ещё одна, совсем маленькая, <text:s/><text:span text:style-name="T14">для директора Шаварша и его жены, а по совместительству фельдшерицы-поварихи лагеря.</text:span></text:p>
      <text:p text:style-name="P36">Правее палаток, метров за тридцать от столов, в ночном поле разложен был огонь, лизавший тихими языками конец древесного комля изредка, по мере сгорания, продвигаемого в костёр.</text:p>
      <text:p text:style-name="P36">Меня опознали в свете лампы и кликнули Сатэник, а с ней прибежала Рузанна.</text:p>
      <text:p text:style-name="P36">Обе обрадовались, но Сатэник внутренне напряглась — а ну, как отколю какую-то сентиментально-романтическую дурость вразрез с вековыми устоями местных нравов?</text:p>
      <text:p text:style-name="P36">Но я вёл себя смирно, и послушно уселся с краю стола, где начинался лагерный ужин и где мне тоже выделили тарелку каши, ложку и кусочек хлеба.</text:p>
      <text:p text:style-name="P36">После пары попыток хоть что-то откусить, мне стало ясно — этот хлеб не для пластмассовых зубов и я неприметно отложил его в сторонку, переключившись на кашу.</text:p>
      <text:p text:style-name="P36">Как удалось устроить этот слепок советских пионерлагерей в стране, министр образования которой , в приливе откровенности, признался, что министерство не в состоянии купить даже футбольный мяч для школы номер восемь?</text:p>
      <text:p text:style-name="P36">Наверное, диаспора выделила целевой грант и в конце лета заграничные благотворители получат отчёт: «На выделенные вами $ 400 000, дети столицы Арцаха получили возможность...»</text:p>
      <text:p text:style-name="P37">Составление реляции гипотетическим добродетелям от <text:span text:style-name="T20">непойманных</text:span> грантокрадов прервал восторженный писк притиснувшейся ко мне сбоку Эмки.</text:p>
      <text:p text:style-name="P37">Я погладил её волосы и узкую спинку дошкольницы; о чём-то спрашивал, она отвечала и тоже спрашивала меня о чём-то.</text:p>
      <text:p text:style-name="P37">- А где Ашот? Ты видела его?</text:p>
      <text:p text:style-name="P37">Она указала на дальний край соседнего стола, где свет от лампы мешался с ночным мраком; он сидел там, перед тарелкой, восхищённо таращась на высящихся вокруг него старшеклассных недорослей с их неумолчным гоготом и ржаньем.</text:p>
      <text:p text:style-name="P37">Я достал из кармана летней куртки печенье с конфетами и дал Эмке, чтоб она поделилась с Ашотом. Она тихо отошла.</text:p>
      <text:p text:style-name="P37">Потом была трапеза для взрослых.</text:p>
      <text:p text:style-name="P37">Воспитательницы чинно пили вино; директор, физрук, участковый милиционер из соседней деревни и я — тутовую водку.</text:p>
      <text:p text:style-name="P37">Закусывали мелкой рыбёшкой,: которую милиционер днём глушанул в речке электрическим разрядом от одолжённого в лагере генератора, и которую потом приготовила медсестра-повариха-жена директора.</text:p>
      <text:p text:style-name="P37">Группа старшеклассников подошла к Шаваршу за разрешением устроить танцы и тот милостиво позволил отодвинуть отбой на полчаса. </text:p>
      <text:p text:style-name="P37">Я улучил момент спросить Рузанну где Ашот, она ответила, что тот уже спит в палатке и <text:soft-page-break/>вызвалась пойти разбудить, но я сказал, что не надо.</text:p>
      <text:p text:style-name="P37">Старшеклассники отошли к костру — вытанцовывать под музыку из колонки на соседнем с лампой дереве.</text:p>
      <text:p text:style-name="P37">Мне поначалу показалось странным, что те, как один, <text:s/>танцуют спиной к руководству, но затем догадался — каждый танцует с собственной тенью, отбрасываемой в поле светом лампы.</text:p>
      <text:p text:style-name="P37">Потом директор дал приказ выключить генератор и удалился отдыхать.</text:p>
      <text:p text:style-name="P37">К тлеющему в костре бревну мелкими группами просочились отдыхающие старшеклассники, чтобы, под присмотром негласно сменяющихся воспитательниц, стращать друг дружку жуткими россказнями и ухохатываться над <text:span text:style-name="T15">извечными анекдотами до часу или двух по полуночи.</text:span></text:p>
      <text:p text:style-name="P38">В час ночи я согласился уйти спать на свободную раскладушку в мальчуковой палатке, поскольку в шесть утра надо было выйти, чтобы успеть на проходящий через Сарушен автобус до Степанакерта.</text:p>
      <text:p text:style-name="P38">Через много лет — совсем недавно — я спросил Ашота почему он так и не подошёл ко мне в тот вечер. Он ответил, что узнал о моём приезде на следующий день. Когда меня уже не было в лагере. На мой вопрос о печеньи с конфетами он недоумённо покачал головой.</text:p>
      <text:p text:style-name="P38">Эмку я не виню: в шесть лет слопать пачку подвернувшегося на фоне лагерного пайка печенья — это нормальное проявление здорового эгоизма.</text:p>
      <text:p text:style-name="P38">Бедняга Ашот. <text:s/>Каково вырастать с мыслью — которую давно похоронил и не помнишь, но она всегда с тобой — что отец не захотел к тебе подойти?..</text:p>
      <text:p text:style-name="P38">К тебе — единственному из всей семьи — отец подойти не захотел.</text:p>
      <text:p text:style-name="P38">Но, как говорится, дело прошлое или, повторяя мудрое изречение моей последней тёщи, Эммы Аршаковны: «Кянгя ли!»</text:p>
      <text:p text:style-name="P39">Что-то малость меня припечалило это уединённо роскошное местечко. Ладно, хватит тоску нагонять.</text:p>
      <text:p text:style-name="P39">Повалялись, а теперь пособираем венвильно дозволяемый сушняк и валежник.</text:p>
      <text:p text:style-name="P39">Не углубляясь в крутосклонные заросли, я прочёсываю кусты и деревья вдоль кромки поля, вытаскиваю на утоптанную тропу здесь сломленный сук, там сухостой.</text:p>
      <text:p text:style-name="P39">Метров через триста я поворачиваю обратно и возвращаюсь, по ходу подбирая <text:s/>в охапку топливо набросанное на тропу. Сколько смогу уволочь за раз.</text:p>
      <text:p text:style-name="P39">Следующие две ходки получаются уже короче, и ещё короче.</text:p>
      <text:p text:style-name="P39">Теперь остаётся наломать дров для костра, где буду печь «пионеров идеал-ал-ал...»</text:p>
      <text:p text:style-name="P39">Делать это приходится голыми руками, поскольку из оружия при мне и ножа даже нет.</text:p>
      <text:p text:style-name="P39">Иногда люди изумляются и стращают меня дикими зверями или разбойниками, но за всю историю моих ежегодных уходов на волю я видал лишь лисиц и оленей, да пару раз медвежьи следы, а разбойники вообще не показывались.</text:p>
      <text:p text:style-name="P39">Впрочем, без нападения не обошлось.</text:p>
      <text:p text:style-name="P39">При ночёвке в окрестностях деревни Мекдишен я лёг спать под кустом, укутавшись поверх спального мешка синей искусственной рогожкой (совершенно непрактичная хрень — в дождь секундально промокает, но в ту пору у меня ещё не было палатки), и где-то <text:s/>к полуночи на мой ночлег наткнулись два волкодава возвращающегося в деревню всадника.</text:p>
      <text:p text:style-name="P39">Ух, и взлаяли ж они у меня над головой!</text:p>
      <text:p text:style-name="P39">Подъехавший с фонариком хозяин тоже изумился такому явлению в родных местах, но синий куль ему проорал, что он турист из Степанакерта, и поскорей отзови своих гампров.</text:p>
      <text:p text:style-name="P39">Мужик завёл было знакомую байду про волков, <text:span text:style-name="T17">но я не церемонясь заявил, что после его псов мне вообще никто не страшен.</text:span></text:p>
      <text:p text:style-name="P40">А при посещении Дизапайта, это третья по высоте гора Карабаха, туда же через полчаса поднялась группа ребят из Хало Траста — есть такая международная организация с британской пропиской, <text:s/>которая финансирует и обучает местное население горячих точек планеты проводить расчистку минных полей, что в ходе военных действий противники наставляют друг <text:soft-page-break/>другу.</text:p>
      <text:p text:style-name="P40">Ветродуйная вершина Дизапайта считается лучшим местом для просьбенного матага, поскольку там с незапамятных времён стоит каменная часовня и её надо трижды обойти кругом для исполнения твоей просьбы.</text:p>
      <text:p text:style-name="P40">Халотрастовцы притащили с собой жертвенного петуха, а нож прихватить забыли и очень были разочарованы, что ничем не могу им помочь.</text:p>
      <text:p text:style-name="P40">Однако, таки, исхитрились и оттяпали жертве голову осколком горлышка от водочной бутылки, найденным в мусоре от предыдущих матагистов.</text:p>
      <text:p text:style-name="P40">И только лишь в том году, когда я ходил на Кирс (вторую по высоте вершину) при мне была имитация швейцарского армейского ножа — подарок Ника Вагнера — там в ручке много всяких чепуховин, типа вилки, штопора и даже пилочки для ногтей. Не помню куда я его потом задевал.</text:p>
      <text:p text:style-name="P40">Но, сколько б я перед тобой не хвастался, вершины номер один в павлиньем хвосте моих бродяжных достижений нет.</text:p>
      <text:p text:style-name="P40">По ней проходит линия фронта недоконченной войны между армянами и азербайджанцами. Так что не одни, так другие меня туда не пропустят, а может и с обеих сторон шмальнут синхронно.</text:p>
      <text:p text:style-name="P40">Короче говоря, ломка высохших веток не Бог весть какая проблема и скоро я заготовил две достаточные кучи дров и палок для костра — когда первая прогорит, я закопаю в её жар и пепел нечищенную картошку, а сверху дожгу остачу, <text:span text:style-name="T18">чтоб картофан дошёл до кондиции.</text:span></text:p>
      <text:p text:style-name="P41">Но это чуть потом, а пока что установлю палатку, а то, вон, солнце уже зашло за крутой тумб и от речки потянуло сумерками.</text:p>
      <text:p text:style-name="P41">Любой из нас, хоть на сколько-нибудь, да пироман.</text:p>
      <text:p text:style-name="P41">Пировали пироманы пирогами с Пиросмани.</text:p>
      <text:p text:style-name="P41">По-первах, смахивает на недошлифованную скороговорку, но следом исподволь закрадывается разделительный вопрос: тут Пиросмани в роли сотрапезника, или пирожной начинки?</text:p>
      <text:p text:style-name="P41">Чтобы пламя не расползлось по полю, я обхожу костёр кругами, пресекая поползновения длинным дрыном, который не сумел переломить при дровозаготовке.</text:p>
      <text:p text:style-name="P41">Когда костёр окаймляется чёрной рамкой выгоревшей травы, дозор сменяется смиренным созерцанием хлопотливо деловитых языков пламени, а дрын превращается в посох для подтыка моего опорно-двигательного аппарата.</text:p>
      <text:p text:style-name="P41">А что тебе видится в открытом огне, или трепетном мерцании распадающихся в уголь чёрно-седых головешек?</text:p>
      <text:p text:style-name="P41">...мы были семенем, ростком, почками, ветвями...</text:p>
      <text:p text:style-name="P41">Теперь, превратив посох в кочергу, я ворошу их тлеющие реминисценции, расталкиваю, чтоб получилась ямка на дюжину картошек: завтрак и ужин — два в одной.</text:p>
      <text:p text:style-name="P41">Огонь ест дерево, я ем картошку, меня едят мошки.</text:p>
      <text:p text:style-name="P41">Кто не ест, тот не живёт.</text:p>
      <text:p text:style-name="P41">Даже такие тихони как кристаллы, или, там, сталактиты-сталагмиты, по ходу своего безубойного роста пожирают пространство.</text:p>
      <text:p text:style-name="P42">А вот время сожрать невозможно, поскольку его вовсе нет.</text:p>
      <text:p text:style-name="P42">Время — ржавая селёдка для сбивки с толку простофиль.</text:p>
      <text:p text:style-name="P42">Есть только разные состояния пространства: пространство освещаемое слева — утро, <text:s/>пространство освещённое справа — вечер.</text:p>
      <text:p text:style-name="P42">День единица измерения времени? Чушь собачья!</text:p>
      <text:p text:style-name="P42">День — это разность между двумя состояниями пространства.</text:p>
      <text:p text:style-name="P42">Три яблока минус два яблока будет одно яблоко, а не единица времени.</text:p>
      <text:p text:style-name="P43">Вобщем, ты не особенно пугайся <text:span text:style-name="T19">—</text:span> <text:s/>у меня давний сдвиг по фазе на тему времени с пространством. <text:s/>Едва взбредёт на ум эта сладкая парочка: <text:s/>враз короткое замыкание и — пошёл, и пошёл!</text:p>
      <text:p text:style-name="P43">Начинаю городить Чёрт знает какую чушь, или такую несу околёсицу, что бог ногу сломит.</text:p>
      <text:p text:style-name="P44"><text:soft-page-break/>Однако, не буйствую ничуть, вот уж чёрта с два и Боже упаси. Всё по тихому: сам наплету, да сам же и запутаюсь — тут и бзику конец, а потом на мне <text:span text:style-name="T21">опять </text:span>хоть воду вози.</text:p>
      <text:p text:style-name="P31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8-07T18:58:36.167193051</dc:date>
    <dc:creator>sehrguey </dc:creator>
    <meta:editing-duration>PT3H34M11S</meta:editing-duration>
    <meta:editing-cycles>32</meta:editing-cycles>
    <meta:generator>LibreOffice/4.3.3.2$Linux_x86 LibreOffice_project/430m0$Build-2</meta:generator>
    <meta:document-statistic meta:table-count="0" meta:image-count="0" meta:object-count="0" meta:page-count="11" meta:paragraph-count="238" meta:word-count="4743" meta:character-count="31506" meta:non-whitespace-character-count="26746"/>
  </office:meta>
</office:document-meta>
</file>